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222,574,697,255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211,007,207,483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91,895,943,823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89,805,300,841.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200,789,362,451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201,175,469,114.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92,648,999,090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71,761,737,046.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47,528,937,028.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20,822,986,521.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20,550,599,815.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02,170,981,144.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88,643,193,061.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76,060,606,060.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66,768,703,497.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58,731,030,121.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54,777,553,515.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52,030,158,775.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51,744,749,133.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50,187,324,567.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55,501,467,877.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58,147,522,522.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55,252,414,130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6:12:02.41620394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6:38:07.969637907</dc:date>
    <meta:editing-duration>PT5H29M27S</meta:editing-duration>
    <meta:editing-cycles>133</meta:editing-cycles>
    <meta:generator>LibreOffice/7.2.6.2$Linux_X86_64 LibreOffice_project/20$Build-2</meta:generator>
    <meta:document-statistic meta:table-count="1" meta:cell-count="48" meta:object-count="0"/>
  </office:meta>
</office:document-meta>
</file>